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988cm" svg:stroke-color="#000000" draw:marker-start-width="1.674cm" draw:marker-end-width="1.674cm" draw:fill-color="#ffffff" draw:textarea-horizontal-align="justify" draw:textarea-vertical-align="middle" draw:auto-grow-height="false" fo:padding-top="0.611cm" fo:padding-bottom="0.611cm" fo:padding-left="0.736cm" fo:padding-right="0.736cm"/>
    </style:style>
    <style:style style:name="gr2" style:family="graphic" style:parent-style-name="standard">
      <style:graphic-properties draw:stroke="none" draw:fill="none" fo:min-height="3.79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17cm"/>
    </style:style>
    <style:style style:name="gr5" style:family="graphic" style:parent-style-name="objectwithoutfill">
      <style:graphic-properties svg:stroke-width="1.411cm" draw:marker-start-width="2.304cm" draw:marker-end="Arrow" draw:marker-end-width="2.404cm" draw:fill="none" draw:textarea-vertical-align="middle" fo:padding-top="0.818cm" fo:padding-bottom="0.818cm" fo:padding-left="0.943cm" fo:padding-right="0.94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 Black" fo:font-size="96pt" fo:font-weight="bold" style:font-size-asian="96pt" style:font-weight-asian="bold" style:font-size-complex="96pt" style:font-weight-complex="bold"/>
    </style:style>
    <style:style style:name="P3" style:family="paragraph">
      <style:text-properties fo:font-size="20pt"/>
    </style:style>
    <style:style style:name="T1" style:family="text">
      <style:text-properties style:font-name="Arial Black" fo:font-size="124pt" fo:font-weight="bold" style:font-size-asian="124pt" style:font-weight-asian="bold" style:font-size-complex="124pt" style:font-weight-complex="bold"/>
    </style:style>
    <style:style style:name="T2" style:family="text">
      <style:text-properties style:font-name="Arial" fo:font-size="72pt" fo:font-weight="bold" style:font-size-asian="72pt" style:font-weight-asian="bold" style:font-size-complex="72pt" style:font-weight-complex="bold"/>
    </style:style>
    <style:style style:name="T3" style:family="text">
      <style:text-properties style:font-name="Droid Sans Mono1"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336cm" svg:height="12.954cm" svg:x="2.794cm" svg:y="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5.4cm" svg:height="9.264cm" svg:x="0.748cm" svg:y="5.766cm">
          <draw:text-box>
            <text:p text:style-name="P1"><text:span text:style-name="T1">NWA</text:span></text:p>
            <text:p text:style-name="P1"><text:span text:style-name="T2">Data Sci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21.336cm" svg:height="12.954cm" svg:x="2.794cm" svg:y="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5.4cm" svg:height="4.041cm" svg:x="0.748cm" svg:y="12.166cm">
          <draw:text-box>
            <text:p text:style-name="P1"><text:span text:style-name="T3">Data Science</text:span></text:p>
          </draw:text-box>
        </draw:frame>
        <draw:frame draw:style-name="gr4" draw:text-style-name="P2" draw:layer="layout" svg:width="12.47cm" svg:height="6.42cm" svg:x="7.191cm" svg:y="7.117cm">
          <draw:text-box>
            <text:p text:style-name="P1"><text:span text:style-name="T1">NW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21.336cm" svg:height="12.954cm" svg:x="2.794cm" svg:y="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5.4cm" svg:height="4.041cm" svg:x="0.748cm" svg:y="12.166cm">
          <draw:text-box>
            <text:p text:style-name="P1"><text:span text:style-name="T3">Data Science</text:span></text:p>
          </draw:text-box>
        </draw:frame>
        <draw:frame draw:style-name="gr4" draw:text-style-name="P2" draw:layer="layout" svg:width="12.47cm" svg:height="6.42cm" svg:x="7.191cm" svg:y="7.117cm">
          <draw:text-box>
            <text:p text:style-name="P1"><text:span text:style-name="T1">NWA</text:span></text:p>
          </draw:text-box>
        </draw:frame>
        <draw:line draw:style-name="gr5" draw:text-style-name="P1" draw:layer="layout" svg:x1="14.778cm" svg:y1="10.676cm" svg:x2="19.604cm" svg:y2="1.278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21:39:35.828972449</meta:creation-date>
    <meta:editing-duration>PT7H26M46S</meta:editing-duration>
    <meta:editing-cycles>4</meta:editing-cycles>
    <meta:generator>LibreOffice/4.2.8.2$Linux_X86_64 LibreOffice_project/420m0$Build-2</meta:generator>
    <dc:date>2016-04-22T06:30:15.472644284</dc:date>
    <meta:document-statistic meta:object-count="36"/>
  </office:meta>
</office:document-meta>
</file>